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790185D089EEB25.jpg" manifest:media-type="image/jpeg"/>
  <manifest:file-entry manifest:full-path="Pictures/10000201000000FB000000933D84938C52EDE5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oto Sans CJK SC1" svg:font-family="'Noto Sans CJK S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790185D089EEB25.jpg" xlink:type="simple" xlink:show="embed" xlink:actuate="onLoad" draw:mime-type="image/jpeg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werd ter dood veroordeeld</text:span></text:p>
            <text:p text:style-name="P3"><text:span text:style-name="T2">(Johannes 19:1-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3D84938C52EDE5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oto Sans CJK SC1" svg:font-family="'Noto Sans CJK S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6-13T13:02:12.598000000</dc:date>
    <meta:editing-duration>PT2H27M25S</meta:editing-duration>
    <meta:editing-cycles>43</meta:editing-cycles>
    <meta:generator>LibreOffice/7.1.1.2$Windows_X86_64 LibreOffice_project/fe0b08f4af1bacafe4c7ecc87ce55bb426164676</meta:generator>
    <meta:document-statistic meta:object-count="3"/>
  </office:meta>
</office:document-meta>
</file>